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2ed" officeooo:paragraph-rsid="001802ed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95cfe" officeooo:paragraph-rsid="00195cfe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802ed" officeooo:paragraph-rsid="001802e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5cfe" officeooo:paragraph-rsid="00195cfe" style:font-weight-asian="normal" style:font-weight-complex="normal"/>
    </style:style>
    <style:style style:name="P8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normal" officeooo:rsid="001dc36b" officeooo:paragraph-rsid="00195cfe" style:font-weight-asian="normal" style:font-weight-complex="normal"/>
    </style:style>
    <style:style style:name="P10" style:family="paragraph" style:parent-style-name="Standard">
      <style:text-properties fo:color="#000000" loext:opacity="100%" style:text-underline-style="none" fo:font-weight="bold" officeooo:rsid="00195cfe" officeooo:paragraph-rsid="002a56e2" style:font-weight-asian="bold" style:font-weight-complex="bold"/>
    </style:style>
    <style:style style:name="P11" style:family="paragraph" style:parent-style-name="Standard">
      <style:text-properties fo:color="#000000" loext:opacity="100%" fo:font-size="11pt" style:text-underline-style="none" fo:font-weight="bold" officeooo:rsid="00195cfe" officeooo:paragraph-rsid="002a56e2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000000" loext:opacity="100%" fo:font-size="11pt" style:text-underline-style="none" fo:font-weight="bold" officeooo:rsid="00195cfe" officeooo:paragraph-rsid="002ba29e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00000" loext:opacity="100%" fo:font-size="11pt" style:text-underline-style="none" fo:font-weight="bold" officeooo:rsid="00195cfe" officeooo:paragraph-rsid="002cd010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loext:opacity="100%" fo:font-size="11pt" style:text-underline-style="none" fo:font-weight="bold" officeooo:rsid="00195cfe" officeooo:paragraph-rsid="002de9e9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00" loext:opacity="100%" fo:font-size="11pt" style:text-underline-style="none" fo:font-weight="bold" officeooo:rsid="00195cfe" officeooo:paragraph-rsid="003040b1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loext:opacity="100%" fo:font-size="11pt" style:text-underline-style="none" fo:font-weight="bold" officeooo:rsid="00195cfe" officeooo:paragraph-rsid="003442c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loext:opacity="100%" fo:font-size="11pt" style:text-underline-style="none" fo:font-weight="bold" officeooo:rsid="00195cfe" officeooo:paragraph-rsid="00355f1f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000000" loext:opacity="100%" fo:font-size="11pt" style:text-underline-style="none" fo:font-weight="bold" officeooo:rsid="00195cfe" officeooo:paragraph-rsid="002491f9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loext:opacity="100%" fo:font-size="11pt" style:text-underline-style="none" fo:font-weight="bold" officeooo:rsid="00195cfe" officeooo:paragraph-rsid="00261643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loext:opacity="100%" fo:font-size="11pt" style:text-underline-style="none" fo:font-weight="bold" officeooo:rsid="00195cfe" officeooo:paragraph-rsid="00263724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loext:opacity="100%" fo:font-size="11pt" style:text-underline-style="none" fo:font-weight="bold" officeooo:rsid="00195cfe" officeooo:paragraph-rsid="00270bb8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loext:opacity="100%" fo:font-size="11pt" style:text-underline-style="none" fo:font-weight="bold" officeooo:rsid="00195cfe" officeooo:paragraph-rsid="00285bfb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00" loext:opacity="100%" fo:font-size="11pt" style:text-underline-style="none" fo:font-weight="bold" officeooo:rsid="002491f9" officeooo:paragraph-rsid="002491f9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000000" loext:opacity="100%" fo:font-size="11pt" style:text-underline-style="none" fo:font-weight="normal" officeooo:rsid="002ba29e" officeooo:paragraph-rsid="002a56e2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000000" loext:opacity="100%" fo:font-size="11pt" style:text-underline-style="none" fo:font-weight="normal" officeooo:rsid="002de9e9" officeooo:paragraph-rsid="002ba29e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loext:opacity="100%" fo:font-size="11pt" style:text-underline-style="none" fo:font-weight="normal" officeooo:rsid="00302ca9" officeooo:paragraph-rsid="002de9e9" style:font-size-asian="11pt" style:font-weight-asian="normal" style:font-size-complex="11pt" style:font-weight-complex="normal"/>
    </style:style>
    <style:style style:name="P27" style:family="paragraph" style:parent-style-name="Standard">
      <style:text-properties fo:color="#000000" loext:opacity="100%" fo:font-size="11pt" style:text-underline-style="none" fo:font-weight="normal" officeooo:rsid="00328098" officeooo:paragraph-rsid="003040b1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000000" loext:opacity="100%" fo:font-size="11pt" style:text-underline-style="none" fo:font-weight="normal" officeooo:rsid="00328098" officeooo:paragraph-rsid="003442c4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000000" loext:opacity="100%" fo:font-size="11pt" style:text-underline-style="none" fo:font-weight="normal" officeooo:rsid="00261643" officeooo:paragraph-rsid="00355f1f" style:font-size-asian="11pt" style:font-weight-asian="normal" style:font-size-complex="11pt" style:font-weight-complex="normal"/>
    </style:style>
    <style:style style:name="P30" style:family="paragraph" style:parent-style-name="Standard">
      <style:text-properties fo:color="#000000" loext:opacity="100%" fo:font-size="11pt" style:text-underline-style="none" fo:font-weight="normal" officeooo:rsid="00261643" officeooo:paragraph-rsid="002491f9" style:font-size-asian="11pt" style:font-weight-asian="normal" style:font-size-complex="11pt" style:font-weight-complex="normal"/>
    </style:style>
    <style:style style:name="P31" style:family="paragraph" style:parent-style-name="Standard">
      <style:text-properties fo:color="#000000" loext:opacity="100%" fo:font-size="11pt" style:text-underline-style="none" fo:font-weight="normal" officeooo:rsid="00261643" officeooo:paragraph-rsid="00261643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loext:opacity="100%" fo:font-size="11pt" style:text-underline-style="none" fo:font-weight="normal" officeooo:rsid="002491f9" officeooo:paragraph-rsid="002491f9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loext:opacity="100%" fo:font-size="11pt" style:text-underline-style="none" fo:font-weight="normal" officeooo:rsid="002491f9" officeooo:paragraph-rsid="00263724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loext:opacity="100%" fo:font-size="11pt" style:text-underline-style="none" fo:font-weight="normal" officeooo:rsid="00263724" officeooo:paragraph-rsid="00263724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loext:opacity="100%" fo:font-size="11pt" style:text-underline-style="none" fo:font-weight="normal" officeooo:rsid="00270bb8" officeooo:paragraph-rsid="00270bb8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loext:opacity="100%" fo:font-size="11pt" style:text-underline-style="none" fo:font-weight="normal" officeooo:rsid="00285bfb" officeooo:paragraph-rsid="00285bfb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d1b" style:font-weight-asian="normal" style:font-weight-complex="normal"/>
    </style:style>
    <style:style style:name="T3" style:family="text">
      <style:text-properties fo:font-weight="normal" officeooo:rsid="001b1e8d" style:font-weight-asian="normal" style:font-weight-complex="normal"/>
    </style:style>
    <style:style style:name="T4" style:family="text">
      <style:text-properties fo:font-weight="normal" officeooo:rsid="001c17ed" style:font-weight-asian="normal" style:font-weight-complex="normal"/>
    </style:style>
    <style:style style:name="T5" style:family="text">
      <style:text-properties fo:font-weight="normal" officeooo:rsid="001dc36b" style:font-weight-asian="normal" style:font-weight-complex="normal"/>
    </style:style>
    <style:style style:name="T6" style:family="text">
      <style:text-properties fo:font-weight="normal" officeooo:rsid="001dc5e2" style:font-weight-asian="normal" style:font-weight-complex="normal"/>
    </style:style>
    <style:style style:name="T7" style:family="text">
      <style:text-properties fo:font-weight="normal" officeooo:rsid="001e578a" style:font-weight-asian="normal" style:font-weight-complex="normal"/>
    </style:style>
    <style:style style:name="T8" style:family="text">
      <style:text-properties fo:font-weight="normal" officeooo:rsid="00203820" style:font-weight-asian="normal" style:font-weight-complex="normal"/>
    </style:style>
    <style:style style:name="T9" style:family="text">
      <style:text-properties fo:font-weight="normal" officeooo:rsid="002491f9" style:font-weight-asian="normal" style:font-weight-complex="normal"/>
    </style:style>
    <style:style style:name="T10" style:family="text">
      <style:text-properties fo:font-weight="normal" officeooo:rsid="00261643" style:font-weight-asian="normal" style:font-weight-complex="normal"/>
    </style:style>
    <style:style style:name="T11" style:family="text">
      <style:text-properties fo:font-weight="normal" officeooo:rsid="00263724" style:font-weight-asian="normal" style:font-weight-complex="normal"/>
    </style:style>
    <style:style style:name="T12" style:family="text">
      <style:text-properties fo:font-weight="normal" officeooo:rsid="00270bb8" style:font-weight-asian="normal" style:font-weight-complex="normal"/>
    </style:style>
    <style:style style:name="T13" style:family="text">
      <style:text-properties fo:font-weight="normal" officeooo:rsid="00285bfb" style:font-weight-asian="normal" style:font-weight-complex="normal"/>
    </style:style>
    <style:style style:name="T14" style:family="text">
      <style:text-properties fo:font-weight="normal" officeooo:rsid="002a56e2" style:font-weight-asian="normal" style:font-weight-complex="normal"/>
    </style:style>
    <style:style style:name="T15" style:family="text">
      <style:text-properties fo:font-weight="normal" officeooo:rsid="002ba29e" style:font-weight-asian="normal" style:font-weight-complex="normal"/>
    </style:style>
    <style:style style:name="T16" style:family="text">
      <style:text-properties fo:font-weight="normal" officeooo:rsid="002cd010" style:font-weight-asian="normal" style:font-weight-complex="normal"/>
    </style:style>
    <style:style style:name="T17" style:family="text">
      <style:text-properties fo:font-weight="normal" officeooo:rsid="002de9e9" style:font-weight-asian="normal" style:font-weight-complex="normal"/>
    </style:style>
    <style:style style:name="T18" style:family="text">
      <style:text-properties fo:font-weight="normal" officeooo:rsid="002f6826" style:font-weight-asian="normal" style:font-weight-complex="normal"/>
    </style:style>
    <style:style style:name="T19" style:family="text">
      <style:text-properties fo:font-weight="normal" officeooo:rsid="00302ca9" style:font-weight-asian="normal" style:font-weight-complex="normal"/>
    </style:style>
    <style:style style:name="T20" style:family="text">
      <style:text-properties fo:font-weight="normal" officeooo:rsid="003040b1" style:font-weight-asian="normal" style:font-weight-complex="normal"/>
    </style:style>
    <style:style style:name="T21" style:family="text">
      <style:text-properties fo:font-weight="normal" officeooo:rsid="0031b844" style:font-weight-asian="normal" style:font-weight-complex="normal"/>
    </style:style>
    <style:style style:name="T22" style:family="text">
      <style:text-properties fo:font-weight="normal" officeooo:rsid="00328098" style:font-weight-asian="normal" style:font-weight-complex="normal"/>
    </style:style>
    <style:style style:name="T23" style:family="text">
      <style:text-properties fo:font-weight="normal" officeooo:rsid="003442c4" style:font-weight-asian="normal" style:font-weight-complex="normal"/>
    </style:style>
    <style:style style:name="T24" style:family="text">
      <style:text-properties fo:font-weight="normal" officeooo:rsid="0034fe08" style:font-weight-asian="normal" style:font-weight-complex="normal"/>
    </style:style>
    <style:style style:name="T25" style:family="text">
      <style:text-properties fo:font-weight="normal" officeooo:rsid="00355f1f" style:font-weight-asian="normal" style:font-weight-complex="normal"/>
    </style:style>
    <style:style style:name="T26" style:family="text">
      <style:text-properties fo:color="#c9211e" loext:opacity="100%" fo:font-weight="normal" style:font-weight-asian="normal" style:font-weight-complex="normal"/>
    </style:style>
    <style:style style:name="T27" style:family="text">
      <style:text-properties fo:color="#c9211e" loext:opacity="100%" fo:font-weight="normal" officeooo:rsid="0019bd1b" style:font-weight-asian="normal" style:font-weight-complex="normal"/>
    </style:style>
    <style:style style:name="T28" style:family="text">
      <style:text-properties fo:color="#c9211e" loext:opacity="100%" fo:font-weight="normal" officeooo:rsid="001b1e8d" style:font-weight-asian="normal" style:font-weight-complex="normal"/>
    </style:style>
    <style:style style:name="T29" style:family="text">
      <style:text-properties fo:color="#c9211e" loext:opacity="100%" fo:font-weight="normal" officeooo:rsid="001c17ed" style:font-weight-asian="normal" style:font-weight-complex="normal"/>
    </style:style>
    <style:style style:name="T30" style:family="text">
      <style:text-properties fo:color="#c9211e" loext:opacity="100%" fo:font-weight="normal" officeooo:rsid="00261643" style:font-weight-asian="normal" style:font-weight-complex="normal"/>
    </style:style>
    <style:style style:name="T31" style:family="text">
      <style:text-properties fo:color="#c9211e" loext:opacity="100%" fo:font-weight="normal" officeooo:rsid="00263724" style:font-weight-asian="normal" style:font-weight-complex="normal"/>
    </style:style>
    <style:style style:name="T32" style:family="text">
      <style:text-properties fo:color="#c9211e" loext:opacity="100%" fo:font-weight="normal" officeooo:rsid="00270bb8" style:font-weight-asian="normal" style:font-weight-complex="normal"/>
    </style:style>
    <style:style style:name="T33" style:family="text">
      <style:text-properties fo:color="#c9211e" loext:opacity="100%" fo:font-weight="normal" officeooo:rsid="002a56e2" style:font-weight-asian="normal" style:font-weight-complex="normal"/>
    </style:style>
    <style:style style:name="T34" style:family="text">
      <style:text-properties fo:color="#c9211e" loext:opacity="100%" fo:font-weight="normal" officeooo:rsid="002ba29e" style:font-weight-asian="normal" style:font-weight-complex="normal"/>
    </style:style>
    <style:style style:name="T35" style:family="text">
      <style:text-properties fo:color="#c9211e" loext:opacity="100%" fo:font-weight="normal" officeooo:rsid="002de9e9" style:font-weight-asian="normal" style:font-weight-complex="normal"/>
    </style:style>
    <style:style style:name="T36" style:family="text">
      <style:text-properties fo:color="#c9211e" loext:opacity="100%" fo:font-weight="normal" officeooo:rsid="003040b1" style:font-weight-asian="normal" style:font-weight-complex="normal"/>
    </style:style>
    <style:style style:name="T37" style:family="text">
      <style:text-properties fo:color="#c9211e" loext:opacity="100%" fo:font-weight="normal" officeooo:rsid="003442c4" style:font-weight-asian="normal" style:font-weight-complex="normal"/>
    </style:style>
    <style:style style:name="T38" style:family="text">
      <style:text-properties fo:color="#c9211e" loext:opacity="100%" fo:font-weight="normal" officeooo:rsid="00355f1f" style:font-weight-asian="normal" style:font-weight-complex="normal"/>
    </style:style>
    <style:style style:name="T39" style:family="text">
      <style:text-properties fo:color="#c9211e" loext:opacity="100%" fo:font-size="11pt" fo:font-weight="normal" officeooo:rsid="002a56e2" style:font-size-asian="11pt" style:font-weight-asian="normal" style:font-size-complex="11pt" style:font-weight-complex="normal"/>
    </style:style>
    <style:style style:name="T40" style:family="text">
      <style:text-properties fo:color="#c9211e" loext:opacity="100%" fo:font-size="11pt" fo:font-weight="normal" officeooo:rsid="00263724" style:font-size-asian="11pt" style:font-weight-asian="normal" style:font-size-complex="11pt" style:font-weight-complex="normal"/>
    </style:style>
    <style:style style:name="T41" style:family="text">
      <style:text-properties fo:color="#000000" loext:opacity="100%" fo:font-weight="normal" officeooo:rsid="0019bd1b" style:font-weight-asian="normal" style:font-weight-complex="normal"/>
    </style:style>
    <style:style style:name="T42" style:family="text">
      <style:text-properties fo:color="#000000" loext:opacity="100%" fo:font-weight="normal" officeooo:rsid="001b1e8d" style:font-weight-asian="normal" style:font-weight-complex="normal"/>
    </style:style>
    <style:style style:name="T43" style:family="text">
      <style:text-properties fo:color="#000000" loext:opacity="100%" fo:font-weight="normal" officeooo:rsid="001c17ed" style:font-weight-asian="normal" style:font-weight-complex="normal"/>
    </style:style>
    <style:style style:name="T44" style:family="text">
      <style:text-properties fo:color="#000000" loext:opacity="100%" fo:font-weight="normal" officeooo:rsid="001dc5e2" style:font-weight-asian="normal" style:font-weight-complex="normal"/>
    </style:style>
    <style:style style:name="T45" style:family="text">
      <style:text-properties fo:color="#000000" loext:opacity="100%" fo:font-weight="normal" officeooo:rsid="00355f1f" style:font-weight-asian="normal" style:font-weight-complex="normal"/>
    </style:style>
    <style:style style:name="T46" style:family="text">
      <style:text-properties officeooo:rsid="0021cce7"/>
    </style:style>
    <style:style style:name="T47" style:family="text">
      <style:text-properties officeooo:rsid="002303ac"/>
    </style:style>
    <style:style style:name="T48" style:family="text">
      <style:text-properties officeooo:rsid="002491f9"/>
    </style:style>
    <style:style style:name="T49" style:family="text">
      <style:text-properties officeooo:rsid="00261643"/>
    </style:style>
    <style:style style:name="T50" style:family="text">
      <style:text-properties officeooo:rsid="00263724"/>
    </style:style>
    <style:style style:name="T51" style:family="text">
      <style:text-properties officeooo:rsid="00270bb8"/>
    </style:style>
    <style:style style:name="T52" style:family="text">
      <style:text-properties fo:font-style="normal" officeooo:rsid="00270bb8" style:font-style-asian="normal" style:font-style-complex="normal"/>
    </style:style>
    <style:style style:name="T53" style:family="text">
      <style:text-properties fo:font-style="normal" officeooo:rsid="002a56e2" style:font-style-asian="normal" style:font-style-complex="normal"/>
    </style:style>
    <style:style style:name="T54" style:family="text">
      <style:text-properties fo:font-style="normal" officeooo:rsid="002cd010" style:font-style-asian="normal" style:font-style-complex="normal"/>
    </style:style>
    <style:style style:name="T55" style:family="text">
      <style:text-properties fo:font-style="normal" officeooo:rsid="002f6826" style:font-style-asian="normal" style:font-style-complex="normal"/>
    </style:style>
    <style:style style:name="T56" style:family="text">
      <style:text-properties fo:font-style="normal" officeooo:rsid="003040b1" style:font-style-asian="normal" style:font-style-complex="normal"/>
    </style:style>
    <style:style style:name="T57" style:family="text">
      <style:text-properties fo:font-style="normal" officeooo:rsid="003442c4" style:font-style-asian="normal" style:font-style-complex="normal"/>
    </style:style>
    <style:style style:name="T58" style:family="text">
      <style:text-properties officeooo:rsid="00355f1f"/>
    </style:style>
    <style:style style:name="T59" style:family="text">
      <style:text-properties fo:font-size="11pt" fo:font-style="normal" officeooo:rsid="002a56e2" style:font-size-asian="11pt" style:font-style-asian="normal" style:font-size-complex="11pt" style:font-style-complex="normal"/>
    </style:style>
    <style:style style:name="T60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6"/>
      <text:p text:style-name="P2">Layout:</text:p>
      <text:p text:style-name="P2"/>
      <text:p text:style-name="P6">- location of houses predetermined → initially not clear where houses will be build doe</text:p>
      <text:p text:style-name="P6">- central area with townhall nearby and as a place for people to meet/ events to happen</text:p>
      <text:p text:style-name="P6">- order of stuff built is not set → non-linear</text:p>
      <text:p text:style-name="P6">- few obstacles like bushes and trees</text:p>
      <text:p text:style-name="P4"><text:span text:style-name="T1">- </text:span><text:span text:style-name="T8">River runs near town</text:span></text:p>
      <text:p text:style-name="P6"/>
      <text:p text:style-name="P2">Design:</text:p>
      <text:p text:style-name="P6"/>
      <text:p text:style-name="P6">- two main tiles → grass and road</text:p>
      <text:p text:style-name="P6">- some more detail stuff like trampled grass tiles</text:p>
      <text:p text:style-name="P4"><text:span text:style-name="T1">- </text:span><text:span text:style-name="T7">House/Obstacle Resolution: 64 x 64</text:span></text:p>
      <text:p text:style-name="P6"/>
      <text:p text:style-name="P3">NPCs &amp; Houses:</text:p>
      <text:p text:style-name="P3"/>
      <text:p text:style-name="P7">- <text:span text:style-name="T46">Blueprint House to base most thing around → </text:span><text:span text:style-name="T47">Anton</text:span></text:p>
      <text:p text:style-name="P7">- <text:span text:style-name="T47">Character sprites → Willi</text:span></text:p>
      <text:p text:style-name="P3"/>
      <text:p text:style-name="P5"><text:span text:style-name="T1">- </text:span><text:span text:style-name="T26">Settler </text:span><text:span text:style-name="T1">Joe (Priority 0) → offers seeds for farming and other goods, helps early on with town stuff</text:span></text:p>
      <text:p text:style-name="P5"><text:span text:style-name="T1">- to be </text:span><text:span text:style-name="T26">Mayor</text:span><text:span text:style-name="T1"> and hardcore atheist child Abel (Priority 0) → comes with Joe and becomes mayor later on, dislikes the church &amp; belief (only skeptical in the </text:span><text:span text:style-name="T2">beginning</text:span><text:span text:style-name="T1">), </text:span><text:span text:style-name="T2">helps organize stuff in town</text:span></text:p>
      <text:p text:style-name="P5"><text:span text:style-name="T2">- </text:span><text:span text:style-name="T27">Smith</text:span><text:span text:style-name="T41"> </text:span><text:span text:style-name="T44">(Priority 1) </text:span><text:span text:style-name="T41">→ </text:span><text:span text:style-name="T42">female smith that upgrades your equip or helps crafting new stuff, very neutral &amp; just wanna BBQ</text:span></text:p>
      <text:p text:style-name="P5"><text:span text:style-name="T2">- </text:span><text:span text:style-name="T27">Shopkeeper </text:span><text:span text:style-name="T44">(Priority 3) </text:span><text:span text:style-name="T41">→ </text:span><text:span text:style-name="T43">over the top &amp; obnoxious young man, good at heart, very pedantic</text:span></text:p>
      <text:p text:style-name="P5"><text:span text:style-name="T43">- </text:span><text:span text:style-name="T29">harlequin </text:span><text:span text:style-name="T44">(Priority 3) </text:span><text:span text:style-name="T43">→ post nihilistic &amp; depressed middle aged </text:span><text:span text:style-name="T44">english</text:span><text:span text:style-name="T43">man, suffers from alcoholism, acts stupid in innkeep to get some coin for booze, doesnt directly show problems but everyone mature knows</text:span></text:p>
      <text:p text:style-name="P8"><text:span text:style-name="T2">- </text:span><text:span text:style-name="T27">Innkeeper </text:span><text:span text:style-name="T6">(Priority 2)</text:span><text:span text:style-name="T2">→ </text:span><text:span text:style-name="T4">overweight bearded man, very happy-go-lucky, doesnt drink, knows sth about the tower and goes silent when people talk about it</text:span></text:p>
      <text:p text:style-name="P8"><text:span text:style-name="T2">- </text:span><text:span text:style-name="T27">Baker </text:span><text:span text:style-name="T6">(Priority 4) </text:span><text:span text:style-name="T2">→ </text:span><text:span text:style-name="T4">young kid that loves baking, noble child that fled the city because he wants to pursue his passion</text:span></text:p>
      <text:p text:style-name="P8"><text:span text:style-name="T2">- </text:span><text:span text:style-name="T27">Priest</text:span><text:span text:style-name="T2"> with fanatics &amp; da Church </text:span><text:span text:style-name="T6">(Priority 3)</text:span><text:span text:style-name="T2"> → </text:span><text:span text:style-name="T4">old ass dude, preaches a lot and vehemently represents the churches beliefs, </text:span><text:span text:style-name="T5">fanatics are drone-like, can be convinced that going in the tower is just</text:span></text:p>
      <text:p text:style-name="P8"><text:span text:style-name="T2">- </text:span><text:span text:style-name="T27">Survivalist</text:span><text:span text:style-name="T2"> </text:span><text:span text:style-name="T6">(Priority 1) </text:span><text:span text:style-name="T2">→ </text:span><text:span text:style-name="T3">grumpy old dude fleeing the city that wants peace but helps you somewhat reluctantly</text:span></text:p>
      <text:p text:style-name="P8"><text:span text:style-name="T3">- </text:span><text:span text:style-name="T28">thief</text:span><text:span text:style-name="T3"> </text:span><text:span text:style-name="T6">(Priority 2)</text:span><text:span text:style-name="T3">→ </text:span><text:span text:style-name="T5">female person</text:span><text:span text:style-name="T3">→ dont know that he is a thief in the beginning → epic plot twist → either ban him from town or not → helps you then</text:span></text:p>
      <text:p text:style-name="P8"><text:span text:style-name="T3">- </text:span><text:span text:style-name="T28">Oracle</text:span><text:span text:style-name="T3"> </text:span><text:span text:style-name="T6">(Priority 3)</text:span><text:span text:style-name="T3">→ young </text:span><text:span text:style-name="T5">female </text:span><text:span text:style-name="T3">person that talks confusing stuff and spells doom for you going in the tower, possible flashbacks and quests</text:span></text:p>
      <text:p text:style-name="P8"><text:span text:style-name="T3">- </text:span><text:span text:style-name="T5">possibly more NPCs with no jobs but maybe quests</text:span></text:p>
      <text:p text:style-name="P9"/>
      <text:p text:style-name="P9"/>
      <text:p text:style-name="P9"/>
      <text:p text:style-name="P9"/>
      <text:p text:style-name="P9"/>
      <text:p text:style-name="P23"><text:soft-page-break/><text:span text:style-name="T5">N</text:span><text:span text:style-name="T1">PC – Designs:</text:span></text:p>
      <text:p text:style-name="P32"/>
      <text:p text:style-name="P18"><text:span text:style-name="T26">Settler </text:span>Joe: </text:p>
      <text:p text:style-name="P18"/>
      <text:p text:style-name="P18"><text:tab/><text:span text:style-name="T48">Age:</text:span><text:span text:style-name="T9"> ~ 40</text:span></text:p>
      <text:p text:style-name="P18"><text:tab/><text:span text:style-name="T48">Physique: </text:span><text:span text:style-name="T9">Average Body and Height</text:span></text:p>
      <text:p text:style-name="P18"><text:tab/><text:span text:style-name="T48">Clothing: </text:span><text:span text:style-name="T9">grey/white linen shirt, regular pants (dark brown)</text:span></text:p>
      <text:p text:style-name="P18"><text:tab/><text:span text:style-name="T48">Mood: </text:span><text:span text:style-name="T9">Friendly, eager to help, not very expressive</text:span></text:p>
      <text:p text:style-name="P18"><text:tab/><text:span text:style-name="T48">Face/Special Details: </text:span><text:span text:style-name="T9">Full beard but no too long, </text:span><text:span text:style-name="T10">brown eyes, visibly old, receeding <text:tab/>hairline (brown)</text:span></text:p>
      <text:p text:style-name="P30"/>
      <text:p text:style-name="P32"/>
      <text:p text:style-name="P19"><text:span text:style-name="T30">Mayor</text:span><text:span text:style-name="T26"> </text:span><text:span text:style-name="T49">Abel</text:span>: </text:p>
      <text:p text:style-name="P19"/>
      <text:p text:style-name="P19"><text:tab/><text:span text:style-name="T48">Age:</text:span><text:span text:style-name="T9"> ~ </text:span><text:span text:style-name="T10">14</text:span></text:p>
      <text:p text:style-name="P19"><text:tab/><text:span text:style-name="T48">Physique: </text:span><text:span text:style-name="T10">shorter than average, frail looking body</text:span></text:p>
      <text:p text:style-name="P19"><text:tab/><text:span text:style-name="T48">Clothing: </text:span><text:span text:style-name="T10">hoodie and jeans (simple), glasses</text:span></text:p>
      <text:p text:style-name="P19"><text:tab/><text:span text:style-name="T48">Mood: </text:span><text:span text:style-name="T10">slightly annoyed, overall friendly</text:span></text:p>
      <text:p text:style-name="P19"><text:tab/><text:span text:style-name="T48">Face/Special Details: </text:span><text:span text:style-name="T10">cringy semi-mustache, pimples, short and ungroomed hair</text:span></text:p>
      <text:p text:style-name="P31"/>
      <text:p text:style-name="P33"/>
      <text:p text:style-name="P20"><text:span text:style-name="T31">Survivalist </text:span><text:span text:style-name="T50">Roger</text:span>: </text:p>
      <text:p text:style-name="P20"/>
      <text:p text:style-name="P20"><text:tab/><text:span text:style-name="T48">Age:</text:span><text:span text:style-name="T9"> ~ </text:span><text:span text:style-name="T11">50/60</text:span></text:p>
      <text:p text:style-name="P20"><text:tab/><text:span text:style-name="T48">Physique: </text:span><text:span text:style-name="T11">slightly taller than player, muscular physique</text:span></text:p>
      <text:p text:style-name="P20"><text:tab/><text:span text:style-name="T48">Clothing: </text:span><text:span text:style-name="T11">tanktop, army pants, army boots</text:span></text:p>
      <text:p text:style-name="P20"><text:tab/><text:span text:style-name="T48">Mood: </text:span><text:span text:style-name="T11">very grim, very distant, mostly silent, menacing precence, ptsd when thunder</text:span></text:p>
      <text:p text:style-name="P20"><text:tab/><text:span text:style-name="T48">Face/Special Details: </text:span><text:span text:style-name="T11">stuble beard (grey), army cut. Scar above eye</text:span></text:p>
      <text:p text:style-name="P34"/>
      <text:p text:style-name="P20"><text:span text:style-name="T31">Smith </text:span><text:span text:style-name="T51">Amber</text:span>: </text:p>
      <text:p text:style-name="P20"/>
      <text:p text:style-name="P20"><text:tab/><text:span text:style-name="T48">Age:</text:span><text:span text:style-name="T9"> ~ </text:span><text:span text:style-name="T12">30</text:span></text:p>
      <text:p text:style-name="P20"><text:tab/><text:span text:style-name="T48">Physique: </text:span><text:span text:style-name="T12">short and muscular/ slightly fat</text:span></text:p>
      <text:p text:style-name="P20"><text:tab/><text:span text:style-name="T48">Clothing: </text:span><text:span text:style-name="T12">apron, dirty clothing, gloves, belt</text:span></text:p>
      <text:p text:style-name="P21"><text:tab/><text:span text:style-name="T48">Mood: </text:span><text:span text:style-name="T12">very confident, loud but friendly, doesnt care about tower or church</text:span></text:p>
      <text:p text:style-name="P22"><text:span text:style-name="T11"><text:tab/></text:span><text:span text:style-name="T48">Face/Special Details: </text:span><text:span text:style-name="T13">headband, semi-long hair coming out of headband, always <text:tab/>grinning, dirt in face, </text:span><text:span text:style-name="T15">amber eyecolor</text:span></text:p>
      <text:p text:style-name="P35"/>
      <text:p text:style-name="P21"><text:span text:style-name="T32">Innkeeper</text:span><text:span text:style-name="T31"> </text:span><text:span text:style-name="T52">Dean</text:span>: </text:p>
      <text:p text:style-name="P21"/>
      <text:p text:style-name="P21"><text:tab/><text:span text:style-name="T48">Age:</text:span><text:span text:style-name="T9"> ~ </text:span><text:span text:style-name="T13">45</text:span></text:p>
      <text:p text:style-name="P21"><text:tab/><text:span text:style-name="T48">Physique: </text:span><text:span text:style-name="T13">overweight, tall, also muscular</text:span></text:p>
      <text:p text:style-name="P21"><text:tab/><text:span text:style-name="T48">Clothing: </text:span><text:span text:style-name="T12">apron </text:span><text:span text:style-name="T13">(white), towel over shoulder, linen shirt</text:span></text:p>
      <text:p text:style-name="P21"><text:span text:style-name="T10"><text:tab/></text:span><text:span text:style-name="T48">Mood</text:span><text:span text:style-name="T9">: </text:span><text:span text:style-name="T13">happy-go-lucky, always smilling or laughing, except when talking about <text:tab/>tower (dead expression)</text:span></text:p>
      <text:p text:style-name="P22"><text:span text:style-name="T12"><text:tab/></text:span><text:span text:style-name="T48">Face/Special Details: </text:span><text:span text:style-name="T13">bald head, powerful mustache (grey)</text:span></text:p>
      <text:p text:style-name="P36"/>
      <text:p text:style-name="P36"/>
      <text:p text:style-name="P10"><text:span text:style-name="T39">Thief</text:span><text:span text:style-name="T40"> </text:span><text:span text:style-name="T59">Elif</text:span><text:span text:style-name="T60">:</text:span></text:p>
      <text:p text:style-name="P11"/>
      <text:p text:style-name="P11"><text:tab/><text:span text:style-name="T48">Age:</text:span><text:span text:style-name="T9"> </text:span><text:span text:style-name="T14">~ 25</text:span></text:p>
      <text:p text:style-name="P11"><text:tab/><text:span text:style-name="T48">Physique: </text:span><text:span text:style-name="T14">average build</text:span></text:p>
      <text:p text:style-name="P11"><text:tab/><text:span text:style-name="T48">Clothing: </text:span><text:span text:style-name="T15">skirt, dark clothing, long sleeves t shirt (with pattern?), </text:span></text:p>
      <text:p text:style-name="P11"><text:span text:style-name="T10"><text:tab/></text:span><text:span text:style-name="T48">Mood</text:span><text:span text:style-name="T9">: </text:span><text:span text:style-name="T15">introverted, doesn’t talk to much, neutral, after helping her she is much more <text:tab/>supportive and nicer</text:span></text:p>
      <text:p text:style-name="P11"><text:span text:style-name="T12"><text:tab/></text:span><text:span text:style-name="T48">Face/Special Details</text:span><text:span text:style-name="T9">: </text:span><text:span text:style-name="T15">long hair open, black, green eyes</text:span></text:p>
      <text:p text:style-name="P24"/>
      <text:p text:style-name="P12"><text:soft-page-break/><text:span text:style-name="T34">Shopkeeper</text:span><text:span text:style-name="T31"> </text:span><text:span text:style-name="T54">Altin</text:span>:</text:p>
      <text:p text:style-name="P12"/>
      <text:p text:style-name="P12"><text:tab/><text:span text:style-name="T48">Age:</text:span><text:span text:style-name="T9"> </text:span><text:span text:style-name="T14">~ </text:span><text:span text:style-name="T16">18</text:span></text:p>
      <text:p text:style-name="P12"><text:tab/><text:span text:style-name="T48">Physique: </text:span><text:span text:style-name="T14">average build, </text:span><text:span text:style-name="T16">little bit shorter</text:span></text:p>
      <text:p text:style-name="P12"><text:tab/><text:span text:style-name="T48">Clothing:</text:span><text:span text:style-name="T15"> </text:span><text:span text:style-name="T16">bwl-lookin ass, shirt with merchant vest over it, jeans</text:span></text:p>
      <text:p text:style-name="P13"><text:span text:style-name="T10"><text:tab/></text:span><text:span text:style-name="T48">Mood</text:span><text:span text:style-name="T9">: </text:span><text:span text:style-name="T4">over the top &amp; obnoxious, </text:span><text:span text:style-name="T16">but good at heart, </text:span><text:span text:style-name="T4">very pedantic, </text:span><text:span text:style-name="T16">smart with <text:tab/>money, but stupid at everything else, says oblivious stuff that is true but sounds <text:tab/>stupid in the moment</text:span></text:p>
      <text:p text:style-name="P12"><text:span text:style-name="T12"><text:tab/></text:span><text:span text:style-name="T48">Face/Special Details</text:span><text:span text:style-name="T9">: </text:span><text:span text:style-name="T16">buzz cut </text:span><text:span text:style-name="T17">(maybe different hair after certain things?), narrow <text:tab/>eyes</text:span></text:p>
      <text:p text:style-name="P25"/>
      <text:p text:style-name="P14"><text:span text:style-name="T35">Baker</text:span><text:span text:style-name="T31"> </text:span><text:span text:style-name="T55">Humphrey</text:span>:</text:p>
      <text:p text:style-name="P14"/>
      <text:p text:style-name="P14"><text:tab/><text:span text:style-name="T48">Age:</text:span><text:span text:style-name="T9"> </text:span><text:span text:style-name="T14">~ </text:span><text:span text:style-name="T18">16</text:span></text:p>
      <text:p text:style-name="P14"><text:tab/><text:span text:style-name="T48">Physique: </text:span><text:span text:style-name="T18">small and chubby</text:span></text:p>
      <text:p text:style-name="P14"><text:tab/><text:span text:style-name="T48">Clothing:</text:span><text:span text:style-name="T15"> </text:span><text:span text:style-name="T18">white vest with velvet(purpur) apron, </text:span></text:p>
      <text:p text:style-name="P14"><text:span text:style-name="T10"><text:tab/></text:span><text:span text:style-name="T48">Mood</text:span><text:span text:style-name="T9">: </text:span><text:span text:style-name="T18">tries to be normal but finds it hard because of his noble upbringing, anxious <text:tab/>and insecure, seeks validation</text:span></text:p>
      <text:p text:style-name="P14"><text:span text:style-name="T12"><text:tab/></text:span><text:span text:style-name="T48">Face/Special Details</text:span><text:span text:style-name="T9">: </text:span><text:span text:style-name="T19">macklemore</text:span><text:span text:style-name="T18"> haircut, </text:span><text:span text:style-name="T19">freckles, chubby face</text:span></text:p>
      <text:p text:style-name="P26"/>
      <text:p text:style-name="P15"><text:span text:style-name="T36">Oracle</text:span><text:span text:style-name="T31"> </text:span><text:span text:style-name="T56">Delphi</text:span>:</text:p>
      <text:p text:style-name="P15"/>
      <text:p text:style-name="P15"><text:tab/><text:span text:style-name="T48">Age:</text:span><text:span text:style-name="T9"> </text:span><text:span text:style-name="T14">~ </text:span><text:span text:style-name="T20">30</text:span></text:p>
      <text:p text:style-name="P15"><text:tab/><text:span text:style-name="T48">Physique: </text:span><text:span text:style-name="T20">average (obscured by long robe)</text:span></text:p>
      <text:p text:style-name="P15"><text:tab/><text:span text:style-name="T48">Clothing:</text:span><text:span text:style-name="T15"> </text:span><text:span text:style-name="T20">dark blue hood, with jewelry → rings and necklace</text:span></text:p>
      <text:p text:style-name="P15"><text:span text:style-name="T10"><text:tab/></text:span><text:span text:style-name="T48">Mood</text:span><text:span text:style-name="T9">: </text:span><text:span text:style-name="T21">doesn’t express emotions much, tone deaf, knows shit but doesnt talk about <text:tab/>it at all, overall cautiosly friendly</text:span></text:p>
      <text:p text:style-name="P15"><text:span text:style-name="T12"><text:tab/></text:span><text:span text:style-name="T48">Face/Special Details</text:span><text:span text:style-name="T9">: </text:span><text:span text:style-name="T21">hair at shoulder length, </text:span><text:span text:style-name="T22">dark blue hair, pale eyes like hinata</text:span></text:p>
      <text:p text:style-name="P27"/>
      <text:p text:style-name="P16"><text:span text:style-name="T37">Harlequin</text:span><text:span text:style-name="T31"> </text:span><text:span text:style-name="T57">Joseph</text:span>:</text:p>
      <text:p text:style-name="P16"/>
      <text:p text:style-name="P16"><text:tab/><text:span text:style-name="T48">Age:</text:span><text:span text:style-name="T9"> </text:span><text:span text:style-name="T14">~ </text:span><text:span text:style-name="T23">35</text:span></text:p>
      <text:p text:style-name="P16"><text:tab/><text:span text:style-name="T48">Physique: </text:span><text:span text:style-name="T23">bit overweight</text:span></text:p>
      <text:p text:style-name="P16"><text:tab/><text:span text:style-name="T48">Clothing:</text:span><text:span text:style-name="T20"> </text:span><text:span text:style-name="T24">white wife beater shirt, long pants, sandals?</text:span></text:p>
      <text:p text:style-name="P16"><text:span text:style-name="T10"><text:tab/></text:span><text:span text:style-name="T48">Mood</text:span><text:span text:style-name="T9">: </text:span><text:span text:style-name="T24">constantly depressed, tries to be funny but isnt and everyone gives him <text:tab/>money out of pity, drinks alcohol a lot, has already given up</text:span></text:p>
      <text:p text:style-name="P16"><text:span text:style-name="T12"><text:tab/></text:span><text:span text:style-name="T48">Face/Special Details</text:span><text:span text:style-name="T9">: </text:span><text:span text:style-name="T24">receding hairline, weak mustache, eye bags</text:span></text:p>
      <text:p text:style-name="P28"/>
      <text:p text:style-name="P17"><text:span text:style-name="T38">Priest</text:span><text:span text:style-name="T26"> </text:span><text:span text:style-name="T58">Demetrius</text:span>: </text:p>
      <text:p text:style-name="P17"/>
      <text:p text:style-name="P17"><text:tab/><text:span text:style-name="T48">Age:</text:span><text:span text:style-name="T9"> ~ </text:span><text:span text:style-name="T25">70</text:span></text:p>
      <text:p text:style-name="P17"><text:tab/><text:span text:style-name="T48">Physique:</text:span><text:span text:style-name="T9"> </text:span><text:span text:style-name="T25">Scrawny, Tall</text:span></text:p>
      <text:p text:style-name="P17"><text:tab/><text:span text:style-name="T48">Clothing: </text:span><text:span text:style-name="T25">Long Robe with Staff</text:span></text:p>
      <text:p text:style-name="P17"><text:tab/><text:span text:style-name="T48">Mood: </text:span><text:span text:style-name="T25">Grim, borderline fanatic but somewhat reasonable (unlike followers)</text:span></text:p>
      <text:p text:style-name="P17"><text:tab/><text:span text:style-name="T48">Face/Special Details: </text:span><text:span text:style-name="T25">Long grey/white beard, old face, bald (with hat)</text:span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12-05T10:53:49.113000000</dc:date>
    <meta:editing-duration>PT1H33M19S</meta:editing-duration>
    <meta:editing-cycles>17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93" meta:word-count="873" meta:character-count="5406" meta:non-whitespace-character-count="4551"/>
  </office:meta>
</office:document-meta>
</file>